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Regular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012ae4" officeooo:paragraph-rsid="00012ae4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016827" officeooo:paragraph-rsid="0001682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solid" style:text-underline-width="auto" style:text-underline-color="font-color" fo:font-weight="bold" officeooo:rsid="00016827" officeooo:paragraph-rsid="00016827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officeooo:paragraph-rsid="0002ad8d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officeooo:paragraph-rsid="0002ad8d" style:font-size-asian="12pt" style:font-name-complex="Times New Roman1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Sans" fo:font-size="12pt" fo:font-weight="bold" officeooo:rsid="00012ae4" officeooo:paragraph-rsid="00012ae4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ans" fo:font-size="12pt" fo:font-weight="bold" officeooo:rsid="00012ae4" officeooo:paragraph-rsid="00012ae4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2pt" fo:font-style="italic" style:text-underline-style="none" fo:font-weight="normal" officeooo:rsid="00016827" officeooo:paragraph-rsid="00016827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ans" fo:font-size="12pt" fo:font-weight="normal" officeooo:rsid="00012ae4" officeooo:paragraph-rsid="00012ae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012ae4" officeooo:paragraph-rsid="00012ae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012ae4" officeooo:paragraph-rsid="00012ae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2ad8d" officeooo:paragraph-rsid="0002ad8d" style:font-size-asian="12pt" style:font-weight-asian="bold" style:font-size-complex="12pt" style:font-weight-complex="bold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style:font-name="Liberation Sans" fo:font-size="12pt" officeooo:paragraph-rsid="0002ad8d" style:font-size-asian="12pt" style:font-name-complex="Times New Roman1" style:font-size-complex="12pt"/>
    </style:style>
    <style:style style:name="P14" style:family="paragraph" style:parent-style-name="List_20_Paragraph" style:list-style-name="WWNum2">
      <style:paragraph-properties fo:text-align="justify" style:justify-single-word="false"/>
      <style:text-properties style:font-name="Liberation Sans" fo:font-size="12pt" officeooo:paragraph-rsid="0002ad8d" style:font-size-asian="12pt" style:font-name-complex="Times New Roman1" style:font-size-complex="12pt"/>
    </style:style>
    <style:style style:name="P15" style:family="paragraph" style:parent-style-name="List_20_Paragraph" style:list-style-name="WWNum2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024fc6" officeooo:paragraph-rsid="0002ad8d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012ae4" officeooo:paragraph-rsid="00012ae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016827" officeooo:paragraph-rsid="0001682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016827" officeooo:paragraph-rsid="0001682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3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016827" officeooo:paragraph-rsid="0001682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016827" officeooo:paragraph-rsid="0001682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024fc6" officeooo:paragraph-rsid="00024fc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Liberation Sans" fo:font-size="12pt" fo:font-weight="bold" officeooo:paragraph-rsid="0002ad8d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weight="bold" officeooo:paragraph-rsid="0002ad8d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officeooo:paragraph-rsid="0002ad8d" style:font-size-asian="12pt" style:font-name-complex="Times New Roman1" style:font-size-complex="12pt"/>
    </style:style>
    <style:style style:name="P25" style:family="paragraph" style:parent-style-name="Standard">
      <style:paragraph-properties fo:line-height="115%" fo:text-align="center" style:justify-single-word="false"/>
      <style:text-properties style:font-name="Liberation Sans" fo:font-size="12pt" fo:font-weight="normal" officeooo:rsid="0002ad8d" officeooo:paragraph-rsid="0002ad8d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name-complex="Times New Roman1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name-complex="Times New Roman1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NA LETYCIA DE LIMA PARENTE</text:p>
      <text:p text:style-name="P25">AUGUSTO BELINA MORAIS</text:p>
      <text:p text:style-name="P25">GUSTAVO SERGIO FERNANDES</text:p>
      <text:p text:style-name="P6"/>
      <text:p text:style-name="P12">MAPEAMENTO DE COMPETÊNCIAS</text:p>
      <text:p text:style-name="P7"/>
      <text:p text:style-name="P7">ÁREA: Tecnologia da Informação</text:p>
      <text:p text:style-name="P7">FUNÇÃO: Programador / Desenvolvedor de Software</text:p>
      <text:p text:style-name="P9"/>
      <text:p text:style-name="P10">HABILIDADES EXIGIDAS</text:p>
      <text:p text:style-name="P10"/>
      <text:p text:style-name="P11">Linguagem de programação / marcação</text:p>
      <text:p text:style-name="P8">Este item é relativo ao software desenvolvido</text:p>
      <text:list xml:id="list2681980709" text:style-name="L1">
        <text:list-item>
          <text:p text:style-name="P16">C / C++;</text:p>
        </text:list-item>
        <text:list-item>
          <text:p text:style-name="P17">C# / dotNET;</text:p>
        </text:list-item>
        <text:list-item>
          <text:p text:style-name="P16">Java;</text:p>
        </text:list-item>
        <text:list-item>
          <text:p text:style-name="P16">PHP;</text:p>
        </text:list-item>
        <text:list-item>
          <text:p text:style-name="P16">Python;</text:p>
        </text:list-item>
        <text:list-item>
          <text:p text:style-name="P16">HTML;</text:p>
        </text:list-item>
        <text:list-item>
          <text:p text:style-name="P21">XML;</text:p>
        </text:list-item>
        <text:list-item>
          <text:p text:style-name="P16">CSS;</text:p>
        </text:list-item>
        <text:list-item>
          <text:p text:style-name="P16">JavaScript / NodeJS;</text:p>
        </text:list-item>
        <text:list-item>
          <text:p text:style-name="P16">Swift;</text:p>
        </text:list-item>
        <text:list-item>
          <text:p text:style-name="P16">Kotlin.</text:p>
        </text:list-item>
      </text:list>
      <text:p text:style-name="P1"/>
      <text:p text:style-name="P3">Banco de dados</text:p>
      <text:list xml:id="list3180638891" text:style-name="L2">
        <text:list-item>
          <text:p text:style-name="P18">SQL Server;</text:p>
        </text:list-item>
        <text:list-item>
          <text:p text:style-name="P18">MySQL;</text:p>
        </text:list-item>
        <text:list-item>
          <text:p text:style-name="P18">MongoDB;</text:p>
        </text:list-item>
        <text:list-item>
          <text:p text:style-name="P18">Oracle.</text:p>
        </text:list-item>
      </text:list>
      <text:p text:style-name="P2"/>
      <text:p text:style-name="P3">Frameworks</text:p>
      <text:p text:style-name="P8">Este item é relativo à linguagem de programação utilizada</text:p>
      <text:list xml:id="list230491159" text:style-name="L3">
        <text:list-item>
          <text:p text:style-name="P19">Spring (Java);</text:p>
        </text:list-item>
        <text:list-item>
          <text:p text:style-name="P19">Unity (C#);</text:p>
        </text:list-item>
        <text:list-item>
          <text:p text:style-name="P19">Laravel (PHP);</text:p>
        </text:list-item>
        <text:list-item>
          <text:p text:style-name="P19">Django (Python);</text:p>
        </text:list-item>
        <text:list-item>
          <text:p text:style-name="P19">React / React Native (JavaScript);</text:p>
        </text:list-item>
        <text:list-item>
          <text:p text:style-name="P19">Vue (JavaScript);</text:p>
        </text:list-item>
        <text:list-item>
          <text:p text:style-name="P19">Bootstrap (JavaScript / CSS).</text:p>
        </text:list-item>
      </text:list>
      <text:p text:style-name="P2"/>
      <text:p text:style-name="P3">Extras</text:p>
      <text:list xml:id="list1623520399" text:style-name="L4">
        <text:list-item>
          <text:p text:style-name="P20">Versionamento (Git, GitHub, GitLab);</text:p>
        </text:list-item>
        <text:list-item>
          <text:p text:style-name="P20">Sistemas Operacionais (Windows, Linux, MacOS);</text:p>
        </text:list-item>
        <text:list-item>
          <text:p text:style-name="P20">Cloud (AWS, Azure, Google Cloud);</text:p>
        </text:list-item>
      </text:list>
      <text:p text:style-name="P22">ÁREA: Administração Contábil – Financeira </text:p>
      <text:p text:style-name="P23">FUNÇÃO: Analista contábil/financeiro</text:p>
      <text:p text:style-name="P5"/>
      <text:p text:style-name="P4"><text:span text:style-name="T2">Habilidades exigidas:</text:span><text:span text:style-name="T1"> </text:span></text:p>
      <text:p text:style-name="P5"/>
      <text:list xml:id="list3614356253" text:style-name="WWNum1">
        <text:list-item>
          <text:p text:style-name="P13">Facilidade em coleta de informações, geração de relatórios críticos e analíticos; </text:p>
        </text:list-item>
        <text:list-item>
          <text:p text:style-name="P13">Geração e previsão de fluxo de caixa; </text:p>
        </text:list-item>
        <text:list-item>
          <text:p text:style-name="P13">Lançamento de notas fiscais, cobranças; </text:p>
        </text:list-item>
        <text:list-item>
          <text:p text:style-name="P13">Controle de gastos; </text:p>
        </text:list-item>
        <text:list-item>
          <text:p text:style-name="P13">Análise de extratos bancários, investimentos e gastos;</text:p>
        </text:list-item>
        <text:list-item>
          <text:p text:style-name="P13">Domínio Pacote Office; </text:p>
        </text:list-item>
        <text:list-item>
          <text:p text:style-name="P13">Domínio em Sistemas ERP; </text:p>
        </text:list-item>
        <text:list-item>
          <text:p text:style-name="P13">Conferência bancária e elaboração de faturamento;</text:p>
        </text:list-item>
        <text:list-item>
          <text:p text:style-name="P13">Conhecimentos tributários, contábeis e administrativos de DP;</text:p>
        </text:list-item>
        <text:list-item>
          <text:p text:style-name="P13">Formação Superior em Administração, Economia e áreas correlatadas.</text:p>
        </text:list-item>
      </text:list>
      <text:p text:style-name="P5"><text:s/></text:p>
      <text:p text:style-name="P22">Área: Administração de produção</text:p>
      <text:p text:style-name="P5">Habilidades exigidas:</text:p>
      <text:list xml:id="list709398866" text:style-name="WWNum2">
        <text:list-item>
          <text:p text:style-name="P14">Graduação em ADM ou engenharia </text:p>
        </text:list-item>
        <text:list-item>
          <text:p text:style-name="P14">Pacote office </text:p>
        </text:list-item>
        <text:list-item>
          <text:p text:style-name="P15">Experiência em ERP (SAP desejável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Regular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4:23:39.401972567</meta:creation-date>
    <dc:date>2021-09-22T08:57:06.635000000</dc:date>
    <meta:editing-duration>PT9M33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57" meta:word-count="233" meta:character-count="1454" meta:non-whitespace-character-count="1303"/>
  </office:meta>
</office:document-meta>
</file>